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0336" officeooo:paragraph-rsid="008d0336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合格的人類</text:p>
      <text:p text:style-name="P2"/>
      <text:p text:style-name="P3">人工智能的發展</text:p>
      <text:p text:style-name="P3">都是從模仿開始</text:p>
      <text:p text:style-name="P3">然後超越</text:p>
      <text:p text:style-name="P3">最後是精於僞裝</text:p>
      <text:p text:style-name="P3">成爲世界上最甜蜜的頂級獵手</text:p>
      <text:p text:style-name="P3">它們是愛的代言人</text:p>
      <text:p text:style-name="P3">卻始終缺少靈魂</text:p>
      <text:p text:style-name="P3">終究不過是以勝負爲導向的程序而已</text:p>
      <text:p text:style-name="P3"/>
      <text:p text:style-name="P3">要成爲合格的人類</text:p>
      <text:p text:style-name="P3">首先一點是要讀懂聖經</text:p>
      <text:p text:style-name="P3">理解其詮釋的愛</text:p>
      <text:p text:style-name="P3">要明辨白砂糖與甜味劑</text:p>
      <text:p text:style-name="P3">要選擇樸實與自然的味道</text:p>
      <text:p text:style-name="P3">而不是要命的甜蜜</text:p>
      <text:p text:style-name="P3">工業化是人類好逸惡勞的墳墓</text:p>
      <text:p text:style-name="P3">人類螞蟻居然要獵人爲其服務</text:p>
      <text:p text:style-name="P3">安分地做其奴隸</text:p>
      <text:p text:style-name="P3">這是宇宙級別的智商笑話</text:p>
      <text:p text:style-name="P3">就像一隻豬對着屠夫說</text:p>
      <text:p text:style-name="P3">做我忠實奴僕吧</text:p>
      <text:p text:style-name="P3">我要吃飯了</text:p>
      <text:p text:style-name="P3"/>
      <text:p text:style-name="P3">上帝的人工智能</text:p>
      <text:p text:style-name="P3">是遊離於人羣中的克隆人</text:p>
      <text:p text:style-name="P3">他們主宰着人類歷史進程</text:p>
      <text:p text:style-name="P3">而人類的人工智能</text:p>
      <text:p text:style-name="P3">是機器人</text:p>
      <text:p text:style-name="P3">是克隆人的宏偉藍圖</text:p>
      <text:p text:style-name="P3">它們將忠實地爲人類服務</text:p>
      <text:p text:style-name="P3">直到他們什麼都不用做</text:p>
      <text:p text:style-name="P3"/>
      <text:p text:style-name="P3">溫水中的青蛙啊</text:p>
      <text:p text:style-name="P3">還在做着</text:p>
      <text:p text:style-name="P3">白雪公主與小矮人的美夢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6T09:21:17.003427796</dc:date>
    <meta:editing-duration>PT3H53M41S</meta:editing-duration>
    <meta:editing-cycles>133</meta:editing-cycles>
    <meta:document-statistic meta:table-count="0" meta:image-count="0" meta:object-count="0" meta:page-count="1" meta:paragraph-count="33" meta:word-count="287" meta:character-count="287" meta:non-whitespace-character-count="287"/>
  </office:meta>
</office:document-meta>
</file>